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967" officeooo:paragraph-rsid="000a8967"/>
    </style:style>
    <style:style style:name="P2" style:family="paragraph" style:parent-style-name="Standard">
      <style:text-properties officeooo:rsid="000a8967" officeooo:paragraph-rsid="000c42b9"/>
    </style:style>
    <style:style style:name="P3" style:family="paragraph" style:parent-style-name="Standard">
      <style:text-properties officeooo:rsid="000c42b9" officeooo:paragraph-rsid="000c42b9"/>
    </style:style>
    <style:style style:name="P4" style:family="paragraph" style:parent-style-name="Standard">
      <style:text-properties officeooo:rsid="000d7661" officeooo:paragraph-rsid="000d7661"/>
    </style:style>
    <style:style style:name="P5" style:family="paragraph" style:parent-style-name="Standard">
      <style:text-properties officeooo:rsid="000fe659" officeooo:paragraph-rsid="000fe659"/>
    </style:style>
    <style:style style:name="P6" style:family="paragraph" style:parent-style-name="Standard">
      <style:text-properties officeooo:rsid="00101439" officeooo:paragraph-rsid="0010143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42b9"/>
    </style:style>
    <style:style style:name="T3" style:family="text">
      <style:text-properties style:text-position="0% 100%"/>
    </style:style>
    <style:style style:name="T4" style:family="text">
      <style:text-properties officeooo:rsid="000c42b9"/>
    </style:style>
    <style:style style:name="T5" style:family="text">
      <style:text-properties officeooo:rsid="000d7661"/>
    </style:style>
    <style:style style:name="T6" style:family="text">
      <style:text-properties officeooo:rsid="000fe659"/>
    </style:style>
    <style:style style:name="T7" style:family="text">
      <style:text-properties officeooo:rsid="00101439"/>
    </style:style>
    <style:style style:name="T8" style:family="text">
      <style:text-properties officeooo:rsid="0010e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What gives me joy?”</text:p>
      <text:p text:style-name="P1"/>
      <text:p text:style-name="P1">Let me try and recollect some joyous moments from past and try to answer this question for you and <text:span text:style-name="T7">to </text:span>understand myself for me.</text:p>
      <text:p text:style-name="P1"/>
      <text:p text:style-name="P1">Um… I thought hard for a couple of minutes but seems like I don’t have any particular recollections from my time in Tri Nagar as a child.</text:p>
      <text:p text:style-name="P2">No, hold on… I remember we used to do activities like flying kites in August <text:span text:style-name="T5">till Independence Day</text:span>, playing games with neighbor’s kids <text:span text:style-name="T5">during summer vacations</text:span>, enjoying the company of the cousins <text:span text:style-name="T4">(three buaji’s kids)</text:span> when they would come on festive occasions or when Rekha buaji used to come and bring toys from US every 2-2.5 years.</text:p>
      <text:p text:style-name="P1"/>
      <text:p text:style-name="P1">:) These are really old memories when I was maybe 6-8 years old.</text:p>
      <text:p text:style-name="P1"/>
      <text:p text:style-name="P1">Post the time when I was in 5<text:span text:style-name="T1">th</text:span> to I guess 11<text:span text:style-name="T1">th</text:span>, I used to love playing outdoor games and spending time with friends. <text:span text:style-name="T4">I think I enjoyed the tuition classes as well (as I recall today) because through tuition classes I was able to score good marks in whatever subject I took tuition for. As in Sanskrit and History in class 6</text:span><text:span text:style-name="T2">th</text:span><text:span text:style-name="T4">, Math in class 8</text:span><text:span text:style-name="T2">th</text:span><text:span text:style-name="T4">, overall good percentage in class X and XII. I think good academic results boosted my pride.</text:span></text:p>
      <text:p text:style-name="P3">But I must say my English was particularly poor when I joined Ahlcon School in class 5<text:span text:style-name="T1">th</text:span>, till the time I was in tenth. In Xth CBSE boards, I had scored the lowest in English – 75.</text:p>
      <text:p text:style-name="P3"/>
      <text:p text:style-name="P3">College time was a mess (let’s be honest) but were there any moments of joy, little or large, here or there?</text:p>
      <text:p text:style-name="P3"/>
      <text:p text:style-name="P3">I think I enjoyed getting attention during those four years – like when I was made class representative by Tanuja Nautiyal mam in first semester. Or again by Prashant Gupta sir (who taught ADA) in 4<text:span text:style-name="T1">th</text:span> semester. I think I enjoyed the company of friends like Nishant Adhikari, Dinesh Goyal, Apurv Mridul, Faizan, Rizwan in one group and Abhishek Shukla and Love Gupta in another group. </text:p>
      <text:p text:style-name="P3"/>
      <text:p text:style-name="P4">Moving on to the time at Mobileum:</text:p>
      <text:p text:style-name="P4">Quarterly project parties! :D And the month end birthday celebration at Office.</text:p>
      <text:p text:style-name="P4">Taking on challenging tasks – even <text:span text:style-name="T6">if </text:span>I would mess them up later for my own worse :D</text:p>
      <text:p text:style-name="P5">I enjoyed conversations with Yajuvendra, Kapil Kumar and there was this guy (used to sit next to Yajuvendra in his bay and was in Kapil’s team) whose name I am forgetting… pardon my memory :| <text:span text:style-name="T8">I think it was Kunal Batra.</text:span></text:p>
      <text:p text:style-name="P6">Then there were these two folks from BDA unit: Abhishek Saxena and Savita whom I used to hang out with sometimes (more often than ‘sometimes’).</text:p>
      <text:p text:style-name="P6"/>
      <text:p text:style-name="P6">After 3.5 years at Mobileum, I went to Infosys for 5.5 years – out of which first 4 years (2018-21) were in Chandigarh. Shall come to that later….</text:p>
      <text:p text:style-name="P6">Calling it a piece and closing the chapter for now… Good day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2:17:51.633872484</meta:creation-date>
    <dc:date>2025-07-20T13:47:47.683356062</dc:date>
    <meta:editing-duration>PT15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471" meta:character-count="2557" meta:non-whitespace-character-count="2097"/>
  </office:meta>
</office:document-meta>
</file>